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0bc205" style:font-weight-asian="normal" style:font-weight-complex="normal"/>
    </style:style>
    <style:style style:name="P2" style:family="paragraph" style:parent-style-name="Standard">
      <style:text-properties fo:font-weight="bold" officeooo:paragraph-rsid="000bc205" style:font-weight-asian="bold" style:font-weight-complex="bold"/>
    </style:style>
    <style:style style:name="P3" style:family="paragraph" style:parent-style-name="Standard">
      <style:text-properties fo:font-weight="normal" officeooo:rsid="000bc205" officeooo:paragraph-rsid="000bc205" style:font-weight-asian="normal" style:font-weight-complex="normal"/>
    </style:style>
    <style:style style:name="P4" style:family="paragraph" style:parent-style-name="Standard">
      <style:text-properties fo:font-weight="normal" officeooo:rsid="000d5970" officeooo:paragraph-rsid="000bc205" style:font-weight-asian="normal" style:font-weight-complex="normal"/>
    </style:style>
    <style:style style:name="P5" style:family="paragraph" style:parent-style-name="Standard">
      <style:text-properties fo:font-weight="normal" officeooo:rsid="000e457f" officeooo:paragraph-rsid="000bc205" style:font-weight-asian="normal" style:font-weight-complex="normal"/>
    </style:style>
    <style:style style:name="P6" style:family="paragraph" style:parent-style-name="Standard">
      <style:text-properties fo:font-weight="normal" officeooo:rsid="000ce04e" officeooo:paragraph-rsid="000ce04e" style:font-weight-asian="normal" style:font-weight-complex="normal"/>
    </style:style>
    <style:style style:name="P7" style:family="paragraph" style:parent-style-name="Standard">
      <style:text-properties fo:font-weight="normal" officeooo:rsid="00138d19" officeooo:paragraph-rsid="000bc205" style:font-weight-asian="normal" style:font-weight-complex="normal"/>
    </style:style>
    <style:style style:name="T1" style:family="text">
      <style:text-properties officeooo:rsid="000d5970"/>
    </style:style>
    <style:style style:name="T2" style:family="text">
      <style:text-properties officeooo:rsid="000bc205"/>
    </style:style>
    <style:style style:name="T3" style:family="text">
      <style:text-properties officeooo:rsid="000d810f"/>
    </style:style>
    <style:style style:name="T4" style:family="text">
      <style:text-properties officeooo:rsid="000d937b"/>
    </style:style>
    <style:style style:name="T5" style:family="text">
      <style:text-properties officeooo:rsid="000f46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</text:p>
      <text:p text:style-name="P3">Todesgruft</text:p>
      <text:p text:style-name="P1"/>
      <text:p text:style-name="P2">Bedingung</text:p>
      <text:p text:style-name="P1">Einer der Spielercharaktere betritt d<text:span text:style-name="T1">as </text:span><text:span text:style-name="T2">vor der Todesgruft während der Auftrag „Metzelei“ aktiv ist.</text:span></text:p>
      <text:p text:style-name="P1"/>
      <text:p text:style-name="P2">Ablauf</text:p>
      <text:p text:style-name="P4">Ausblendung.</text:p>
      <text:p text:style-name="P5">Tageszeit 24:00 Uhr.</text:p>
      <text:p text:style-name="P3">Man sieht den Charakter und die Drachentöterin vor der Gruft.</text:p>
      <text:p text:style-name="P6">Während sie erzählt sie man beide Kreaturen bei Ritualen.</text:p>
      <text:p text:style-name="P4"/>
      <text:p text:style-name="P1"><text:span text:style-name="T1">Drachentöterin: „</text:span><text:span text:style-name="T2">In dieser Gruft befinden sich zwei starke böse Kreaturen. Zum </text:span><text:span text:style-name="T4">Ei</text:span><text:span text:style-name="T2">nen eine mächtige Medusa und zum </text:span><text:span text:style-name="T5">A</text:span><text:span text:style-name="T2">nderen der „Diakon der Finsternis“.</text:span><text:span text:style-name="T1">“</text:span></text:p>
      <text:p text:style-name="P1"><text:span text:style-name="T2">Drachentöterin: „Die Leute </text:span><text:span text:style-name="T3">in</text:span><text:span text:style-name="T2"> dieser Gegend haben anscheinend keine Ahnung, welch mächtige <text:s/>finstere Wesen sich in ihrer Nähe rumtreiben. Das ist vermutlich auch der Grund dafür, dass diese sich hier niedergelassen haben.“</text:span></text:p>
      <text:p text:style-name="P3">Drachentöterin: „Nur so können sie ungestört ihre grausamen Rituale fortführen. In Tfjahn, meiner Heimat, wären sie schon längst vernichtet worden.“</text:p>
      <text:p text:style-name="P3">Drachentöterin: „Nun aber auf in die Schlacht. Lasst keinen am Leben, hackt alle in Stücke und lasst uns für Ruhm und Ehre sterben!“</text:p>
      <text:p text:style-name="P7"/>
      <text:p text:style-name="P3">Beide wenden sich der Höhle zu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mino Dauth</meta:initial-creator>
    <meta:creation-date>2011-03-06T13:20:04</meta:creation-date>
    <meta:generator>OpenOffice.org/3.2$Linux OpenOffice.org_project/320m19$Build-9505</meta:generator>
    <dc:date>2011-03-11T14:12:17</dc:date>
    <dc:creator>Tamino Dauth</dc:creator>
    <meta:editing-duration>PT01H15M22S</meta:editing-duration>
    <meta:editing-cycles>5</meta:editing-cycles>
    <meta:document-statistic meta:table-count="0" meta:image-count="0" meta:object-count="0" meta:page-count="1" meta:paragraph-count="14" meta:word-count="150" meta:character-count="963"/>
  </office:meta>
</office:document-meta>
</file>